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.049cm" fo:border="0.06pt solid #d9d9e3"/>
    </style:style>
    <style:style style:name="P2" style:family="paragraph" style:parent-style-name="Preformatted_20_Text">
      <style:paragraph-properties fo:padding="0.049cm" fo:border="0.06pt solid #d9d9e3"/>
    </style:style>
    <style:style style:name="P3" style:family="paragraph" style:parent-style-name="Text_20_body" style:list-style-name="L1">
      <style:paragraph-properties fo:padding="0.049cm" fo:border="0.06pt solid #d9d9e3"/>
    </style:style>
    <style:style style:name="P4" style:family="paragraph" style:parent-style-name="Text_20_body" style:list-style-name="L2">
      <style:paragraph-properties fo:padding="0.049cm" fo:border="0.06pt solid #d9d9e3"/>
    </style:style>
    <style:style style:name="P5" style:family="paragraph" style:parent-style-name="Text_20_body" style:list-style-name="L3">
      <style:paragraph-properties fo:padding="0.049cm" fo:border="0.06pt solid #d9d9e3"/>
    </style:style>
    <style:style style:name="P6" style:family="paragraph" style:parent-style-name="Text_20_body" style:list-style-name="L4">
      <style:paragraph-properties fo:padding="0.049cm" fo:border="0.06pt solid #d9d9e3"/>
    </style:style>
    <style:style style:name="P7" style:family="paragraph" style:parent-style-name="Text_20_body" style:list-style-name="L5">
      <style:paragraph-properties fo:padding="0.049cm" fo:border="0.06pt solid #d9d9e3"/>
    </style:style>
    <style:style style:name="P8" style:family="paragraph" style:parent-style-name="Text_20_body">
      <style:paragraph-properties fo:padding="0.049cm" fo:border="0.06pt solid #d9d9e3"/>
    </style:style>
    <style:style style:name="T1" style:family="text">
      <style:text-properties loext:padding="0.049cm" loext:border="0.06pt solid #d9d9e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967103817" text:style-name="L1">
        <text:list-item>
          <text:p text:style-name="P3">Создайте необходимую директорию и текстовый файл:</text:p>
        </text:list-item>
      </text:list>
      <text:p text:style-name="P2"><text:span text:style-name="Source_20_Text"><text:span text:style-name="T1">mkdir -p /home/user/start <text:s text:c="3"/># Создаем директорию</text:span></text:span></text:p>
      <text:p text:style-name="P1"><text:span text:style-name="Source_20_Text"><text:span text:style-name="T1">touch /home/user/start/1.txt <text:s/># Создаем пустой текстовый файл</text:span></text:span></text:p>
      <text:list xml:id="list2529227153" text:style-name="L2">
        <text:list-item>
          <text:p text:style-name="P4">Добавьте слово "Start" в текстовый документ:</text:p>
        </text:list-item>
      </text:list>
      <text:p text:style-name="P1"><text:span text:style-name="Source_20_Text"><text:span text:style-name="T1">echo "Start" &gt; /home/user/start/1.txt</text:span></text:span></text:p>
      <text:list xml:id="list414934774" text:style-name="L3">
        <text:list-item>
          <text:p text:style-name="P5">Допишите в конец документа текущую дату с помощью команды <text:span text:style-name="Source_20_Text"><text:span text:style-name="T1">date</text:span></text:span>:</text:p>
        </text:list-item>
      </text:list>
      <text:p text:style-name="P1"><text:span text:style-name="Source_20_Text"><text:span text:style-name="T1">date &gt;&gt; /home/user/start/1.txt</text:span></text:span></text:p>
      <text:list xml:id="list4094109857" text:style-name="L4">
        <text:list-item>
          <text:p text:style-name="P6">Создайте необходимую директорию и скопируйте файл в нее:</text:p>
        </text:list-item>
      </text:list>
      <text:p text:style-name="P2"><text:span text:style-name="Source_20_Text"><text:span text:style-name="T1">mkdir -p /opt/task <text:s text:c="2"/># Создаем директорию</text:span></text:span></text:p>
      <text:p text:style-name="P1"><text:span text:style-name="Source_20_Text"><text:span text:style-name="T1">cp /home/user/start/1.txt /opt/task/start.txt <text:s/># Копируем файл</text:span></text:span></text:p>
      <text:list xml:id="list3488732327" text:style-name="L5">
        <text:list-item>
          <text:p text:style-name="P7">Добавьте последние 4 строки из списка ВСЕХ файлов и папок, лежащих в <text:span text:style-name="Source_20_Text"><text:span text:style-name="T1">/</text:span></text:span>, в файл <text:span text:style-name="Source_20_Text"><text:span text:style-name="T1">/opt/task/start.txt</text:span></text:span>. Для этого можно использовать команду <text:span text:style-name="Source_20_Text"><text:span text:style-name="T1">find</text:span></text:span> в сочетании с <text:span text:style-name="Source_20_Text"><text:span text:style-name="T1">tail</text:span></text:span>:</text:p>
        </text:list-item>
      </text:list>
      <text:p text:style-name="P1"><text:span text:style-name="Source_20_Text"><text:span text:style-name="T1">find / -mindepth 1 -maxdepth 1 | tail -n 4 &gt;&gt; /opt/task/start.txt</text:span></text:span></text:p>
      <text:p text:style-name="P8">Эта команда найдет все файлы и папки в корневом каталоге <text:span text:style-name="Source_20_Text"><text:span text:style-name="T1">/</text:span></text:span>, и <text:span text:style-name="Source_20_Text"><text:span text:style-name="T1">tail -n 4</text:span></text:span> выберет последние 4 строки из этого списка и добавит их в файл <text:span text:style-name="Source_20_Text"><text:span text:style-name="T1">/opt/task/start.txt</text:span></text:span>. Обратите внимание, что выполнение этой команды может занять некоторое время и потребует прав администратора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6T18:04:10.173885102</meta:creation-date>
    <meta:generator>LibreOffice/7.3.7.2$Linux_X86_64 LibreOffice_project/30$Build-2</meta:generator>
    <dc:date>2023-09-16T18:26:50.906875788</dc:date>
    <meta:editing-duration>PT22M42S</meta:editing-duration>
    <meta:editing-cycles>1</meta:editing-cycles>
    <meta:document-statistic meta:table-count="0" meta:image-count="0" meta:object-count="0" meta:page-count="1" meta:paragraph-count="13" meta:word-count="147" meta:character-count="992" meta:non-whitespace-character-count="856"/>
  </office:meta>
</office:document-meta>
</file>